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alibri" fo:font-size="14pt" fo:font-weight="bold" officeooo:rsid="001aa7cc" officeooo:paragraph-rsid="001aa7cc" style:font-size-asian="14pt" style:font-weight-asian="bold" style:font-size-complex="14pt" style:font-weight-complex="bold"/>
    </style:style>
    <style:style style:name="P2" style:family="paragraph" style:parent-style-name="Preformatted_20_Text">
      <style:text-properties style:font-name="Calibri" officeooo:rsid="001aa7cc" officeooo:paragraph-rsid="001aa7cc"/>
    </style:style>
    <style:style style:name="P3" style:family="paragraph" style:parent-style-name="Preformatted_20_Text">
      <style:text-properties style:font-name="Calibri" style:text-underline-style="solid" style:text-underline-width="auto" style:text-underline-color="font-color" officeooo:rsid="001aa7cc" officeooo:paragraph-rsid="001aa7cc"/>
    </style:style>
    <style:style style:name="P4" style:family="paragraph" style:parent-style-name="Preformatted_20_Text">
      <style:text-properties style:font-name="Calibri" officeooo:rsid="001af745" officeooo:paragraph-rsid="001af745"/>
    </style:style>
    <style:style style:name="P5" style:family="paragraph" style:parent-style-name="Preformatted_20_Text">
      <style:text-properties style:font-name="Calibri" officeooo:rsid="001c7b1b" officeooo:paragraph-rsid="001c7b1b"/>
    </style:style>
    <style:style style:name="P6" style:family="paragraph" style:parent-style-name="Preformatted_20_Text">
      <style:text-properties style:font-name="Calibri" officeooo:rsid="001cb1ec" officeooo:paragraph-rsid="001cb1ec"/>
    </style:style>
    <style:style style:name="P7" style:family="paragraph" style:parent-style-name="Preformatted_20_Text">
      <style:text-properties style:font-name="Calibri" officeooo:rsid="001aa7cc" officeooo:paragraph-rsid="001aa7cc"/>
    </style:style>
    <style:style style:name="T1" style:family="text">
      <style:text-properties style:text-underline-style="solid" style:text-underline-width="auto" style:text-underline-color="font-color"/>
    </style:style>
    <style:style style:name="T2" style:family="text">
      <style:text-properties officeooo:rsid="001cb1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tions des choix d’implémentation du TP4</text:p>
      <text:p text:style-name="P2"/>
      <text:p text:style-name="P2"/>
      <text:p text:style-name="P4">! Avec l’ajout de tests la compilation avec ant ne fonctionne plus, il faut utiliser ./gradlew test !</text:p>
      <text:p text:style-name="P2"/>
      <text:p text:style-name="P6">On a fait en sorte d’assurer un maximum l’encapsulation des méthodes/attributs/classes.</text:p>
      <text:p text:style-name="P6"/>
      <text:p text:style-name="P5">Aussi, pour les cardinalités lorsqu’on a une cardinalité du type 0..* ou 1..* on décide d’utiliser des <text:span text:style-name="T2">ArrayList qui permettent une plus grande flexibilité que des tableaux, on peut les agrandir, supprimer des éléments et leur espace mémoire entre autres. Pour assurer qu’il y ait au moins 1 attribut on demande de passer en paramètre des constructeurs au moins un objet. Il risque en théorie d’y avoir des doublons, chose qu’on pourrait gérer si ça en valait la peine dans l’implémentation qu’on propose.</text:span></text:p>
      <text:p text:style-name="P2"/>
      <text:p text:style-name="P2"><text:span text:style-name="T1">Pour la classe Client :</text:span> </text:p>
      <text:p text:style-name="P2"/>
      <text:p text:style-name="P2">-<text:span text:style-name="T2">Client de part sa navigabilité prend en attribut une collection de réservations</text:span></text:p>
      <text:p text:style-name="P2"/>
      <text:p text:style-name="P2">- En plus de ça on considère que c’est le client qui effectue les appels de méthodes annuler, payer et confirmer de la classe réservation donc on lui ajoute 3 méthodes qui encapsulent les méthodes de réservation.</text:p>
      <text:p text:style-name="P2"/>
      <text:p text:style-name="P2">- Pour son attribut référence qui est un identifiant unique on décide d’utiliser une variante du pattern singleton (classe IdClient) pour assurer l’unicité de celui-ci. Pour démontrer les possibilités du langage au lieu d’avoir un type String on utilise ici un objet IdClient à la place.</text:p>
      <text:p text:style-name="P2"/>
      <text:p text:style-name="P2"/>
      <text:p text:style-name="P2"><text:span text:style-name="T1">Pour la classe Réservation :</text:span> </text:p>
      <text:p text:style-name="P2"/>
      <text:p text:style-name="P2">- On lui passe un attribut Vol, Client et Passager qui sont des données qui concernent la réservation <text:span text:style-name="T2">présentes dans les navigabilité de la classe</text:span>. Une seule réservation peut concerner plusieurs passagers donc il y a une collection de passagers.</text:p>
      <text:p text:style-name="P2"/>
      <text:p text:style-name="P2">- On considère que réservation n’a qu’un seul client qui effectue la réservation même si elle peut concerner plusieurs passagers sinon les méthodes de paiement, confirmation, annulation pourraient être effectuées par plusieurs clients différents sans concertation des autres ce qui serait étrange. <text:span text:style-name="T2">On modifie donc légèrement l’UML.</text:span></text:p>
      <text:p text:style-name="P2"/>
      <text:p text:style-name="P2">- Pour l’état on décide pour des questions d’élégance du code on utilise une classe interne ENUM qui définit les différentes valeurs possibles de l’état à la place d’un string</text:p>
      <text:p text:style-name="P2"/>
      <text:p text:style-name="P2">- Dans la même idée que pour la classe client on utilise également la même variante du pattern singleton pour la classe Reservation. Ici il s’appelle IdReservation</text:p>
      <text:p text:style-name="P2"/>
      <text:p text:style-name="P2">- On dit que la date de la réservation est la date de départ du vol</text:p>
      <text:p text:style-name="P2"/>
      <text:p text:style-name="P3">Pour la classe Passager :</text:p>
      <text:p text:style-name="P2"/>
      <text:p text:style-name="P2">- On lui passe une collection de réservations dans ses <text:span text:style-name="T2">attribut et en paramètre de son constructeur</text:span> car il connaît ses réservations</text:p>
      <text:p text:style-name="P2"/>
      <text:p text:style-name="P3">Pour la classe Vol :</text:p>
      <text:p text:style-name="P2"/>
      <text:p text:style-name="P2">- Une collection de réservation concerne le vol mais la navigabilité fait que vol ne les connaît pas donc il ne les prend pas en attribut.</text:p>
      <text:p text:style-name="P2"/>
      <text:p text:style-name="P2">- L’identifiant est unique donc comme les autres on utilise une classe (ici IdVol) qui propose un identifiant unique mais contrairement aux autres IdVol propose une méthode toString qui permet de ne pas utiliser un objet IdVol</text:p>
      <text:p text:style-name="P2"/>
      <text:p text:style-name="P2">- On rajoute un attribut statut, il correspond à la question de si le vol est ouvert à la réservation, la classe réservation l’utilise pour tester si elle a le droit d’utiliser ses méthodes. Si <text:soft-page-break/>le statut = true la réservation est possible</text:p>
      <text:p text:style-name="P2"/>
      <text:p text:style-name="P2">- Le vol étant unique on passe son constructeur en privé et on fournit un accesseu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0T20:52:48.951012475</dc:date>
    <meta:editing-duration>PT13M52S</meta:editing-duration>
    <meta:editing-cycles>4</meta:editing-cycles>
    <meta:generator>LibreOffice/5.1.6.2$Linux_X86_64 LibreOffice_project/10m0$Build-2</meta:generator>
    <meta:document-statistic meta:table-count="0" meta:image-count="0" meta:object-count="0" meta:page-count="2" meta:paragraph-count="21" meta:word-count="537" meta:character-count="3214" meta:non-whitespace-character-count="2696"/>
  </office:meta>
</office:document-meta>
</file>